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table:formula="of:=16*12+7" office:value-type="float" office:value="199" calcext:value-type="float">
            <text:p>199</text:p>
          </table:table-cell>
          <table:table-cell table:formula="of:=[.D6]-[.C7]" office:value-type="float" office:value="62769" calcext:value-type="float">
            <text:p>62769</text:p>
          </table:table-cell>
          <table:table-cell table:formula="of:=&quot;RAM_MAP_&quot;&amp;[.A7]&amp;&quot; equ $&quot; &amp; DEC2HEX([.D7];4)" office:value-type="string" office:string-value="RAM_MAP_CIRCUIT_DATA equ $F531" calcext:value-type="string">
            <text:p>RAM_MAP_CIRCUIT_DATA equ $F531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31-$F5F7 : Decompressed circuit data (199 bytes)" calcext:value-type="string">
            <text:p>; $F531-$F5F7 : Decompressed circuit data (199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7" calcext:value-type="float">
            <text:p>62737</text:p>
          </table:table-cell>
          <table:table-cell table:formula="of:=&quot;RAM_MAP_&quot;&amp;[.A8]&amp;&quot; equ $&quot; &amp; DEC2HEX([.D8];4)" office:value-type="string" office:string-value="RAM_MAP_DECOMPRESSION_BUFFER_32 equ $F511" calcext:value-type="string">
            <text:p>RAM_MAP_DECOMPRESSION_BUFFER_32 equ $F511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11-$F530 : Decompression area, only 32 bytes (32 bytes)" calcext:value-type="string">
            <text:p>; $F511-$F530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7" calcext:value-type="float">
            <text:p>62737</text:p>
          </table:table-cell>
          <table:table-cell table:formula="of:=&quot;RAM_MAP_&quot;&amp;[.A9]&amp;&quot; equ $&quot; &amp; DEC2HEX([.D9];4)" office:value-type="string" office:string-value="RAM_MAP_ equ $F511" calcext:value-type="string">
            <text:p>RAM_MAP_ equ $F511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7" calcext:value-type="float">
            <text:p>62737</text:p>
          </table:table-cell>
          <table:table-cell table:formula="of:=&quot;RAM_MAP_&quot;&amp;[.A10]&amp;&quot; equ $&quot; &amp; DEC2HEX([.D10];4)" office:value-type="string" office:string-value="RAM_MAP_ equ $F511" calcext:value-type="string">
            <text:p>RAM_MAP_ equ $F511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7" calcext:value-type="float">
            <text:p>62737</text:p>
          </table:table-cell>
          <table:table-cell table:formula="of:=&quot;RAM_MAP_&quot;&amp;[.A11]&amp;&quot; equ $&quot; &amp; DEC2HEX([.D11];4)" office:value-type="string" office:string-value="RAM_MAP_ equ $F511" calcext:value-type="string">
            <text:p>RAM_MAP_ equ $F511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7" calcext:value-type="float">
            <text:p>62737</text:p>
          </table:table-cell>
          <table:table-cell table:formula="of:=&quot;RAM_MAP_&quot;&amp;[.A12]&amp;&quot; equ $&quot; &amp; DEC2HEX([.D12];4)" office:value-type="string" office:string-value="RAM_MAP_ equ $F511" calcext:value-type="string">
            <text:p>RAM_MAP_ equ $F511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7" calcext:value-type="float">
            <text:p>62737</text:p>
          </table:table-cell>
          <table:table-cell table:formula="of:=&quot;RAM_MAP_&quot;&amp;[.A13]&amp;&quot; equ $&quot; &amp; DEC2HEX([.D13];4)" office:value-type="string" office:string-value="RAM_MAP_ equ $F511" calcext:value-type="string">
            <text:p>RAM_MAP_ equ $F511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7" calcext:value-type="float">
            <text:p>62737</text:p>
          </table:table-cell>
          <table:table-cell table:formula="of:=&quot;RAM_MAP_&quot;&amp;[.A14]&amp;&quot; equ $&quot; &amp; DEC2HEX([.D14];4)" office:value-type="string" office:string-value="RAM_MAP_ equ $F511" calcext:value-type="string">
            <text:p>RAM_MAP_ equ $F511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7" calcext:value-type="float">
            <text:p>62737</text:p>
          </table:table-cell>
          <table:table-cell table:formula="of:=&quot;RAM_MAP_&quot;&amp;[.A15]&amp;&quot; equ $&quot; &amp; DEC2HEX([.D15];4)" office:value-type="string" office:string-value="RAM_MAP_ equ $F511" calcext:value-type="string">
            <text:p>RAM_MAP_ equ $F511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7" calcext:value-type="float">
            <text:p>62737</text:p>
          </table:table-cell>
          <table:table-cell table:formula="of:=&quot;RAM_MAP_&quot;&amp;[.A16]&amp;&quot; equ $&quot; &amp; DEC2HEX([.D16];4)" office:value-type="string" office:string-value="RAM_MAP_ equ $F511" calcext:value-type="string">
            <text:p>RAM_MAP_ equ $F511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7" calcext:value-type="float">
            <text:p>62737</text:p>
          </table:table-cell>
          <table:table-cell table:formula="of:=&quot;RAM_MAP_&quot;&amp;[.A17]&amp;&quot; equ $&quot; &amp; DEC2HEX([.D17];4)" office:value-type="string" office:string-value="RAM_MAP_ equ $F511" calcext:value-type="string">
            <text:p>RAM_MAP_ equ $F511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7" calcext:value-type="float">
            <text:p>62737</text:p>
          </table:table-cell>
          <table:table-cell table:formula="of:=&quot;RAM_MAP_&quot;&amp;[.A18]&amp;&quot; equ $&quot; &amp; DEC2HEX([.D18];4)" office:value-type="string" office:string-value="RAM_MAP_ equ $F511" calcext:value-type="string">
            <text:p>RAM_MAP_ equ $F511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7" calcext:value-type="float">
            <text:p>62737</text:p>
          </table:table-cell>
          <table:table-cell table:formula="of:=&quot;RAM_MAP_&quot;&amp;[.A19]&amp;&quot; equ $&quot; &amp; DEC2HEX([.D19];4)" office:value-type="string" office:string-value="RAM_MAP_ equ $F511" calcext:value-type="string">
            <text:p>RAM_MAP_ equ $F511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11-$F510 :  ( bytes)" calcext:value-type="string">
            <text:p>; $F511-$F510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7" calcext:value-type="float">
            <text:p>62737</text:p>
          </table:table-cell>
          <table:table-cell table:formula="of:=&quot;RAM_MAP_&quot;&amp;[.A20]&amp;&quot; equ $&quot; &amp; DEC2HEX([.D20];4)" office:value-type="string" office:string-value="RAM_MAP_ equ $F511" calcext:value-type="string">
            <text:p>RAM_MAP_ equ $F511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11-$F510 :  ( bytes)" calcext:value-type="string">
            <text:p>; $F511-$F510 : <text:s/>( byt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7:55:11.58483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8-17T19:06:41.299603800</dc:date>
    <meta:editing-duration>PT59M17S</meta:editing-duration>
    <meta:editing-cycles>7</meta:editing-cycles>
    <meta:document-statistic meta:table-count="1" meta:cell-count="80" meta:object-count="0"/>
  </office:meta>
</office:document-meta>
</file>